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9.34cm" fo:min-width="5.088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19.34cm" fo:min-width="14.6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9.34cm" fo:min-width="4.6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19.59cm" svg:x="1cm" svg:y="1cm">
          <text:p text:style-name="P1"><text:span text:style-name="T1">Titl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Github</text:span></text:p>
          <text:p text:style-name="P1"><text:span text:style-name="T1">LinkedIn</text:span></text:p>
          <text:p text:style-name="P1"><text:span text:style-name="T1">Etc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113cm" svg:height="19.59cm" svg:x="6.715cm" svg:y="0.94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2.741cm" svg:height="0.962cm" svg:x="8.112cm" svg:y="8.547cm">
          <draw:text-box>
            <text:p text:style-name="P4"><text:span text:style-name="T1">Google Map API with City Council drawn</text:span></text:p>
          </draw:text-box>
        </draw:frame>
        <draw:custom-shape draw:style-name="gr4" draw:text-style-name="P6" draw:layer="layout" svg:width="5.112cm" svg:height="19.59cm" svg:x="21.828cm" svg:y="1cm">
          <text:p text:style-name="P1">Details about </text:p>
          <text:p text:style-name="P1">Selected</text:p>
          <text:p text:style-name="P1">Proje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21:41:59.223433274</meta:creation-date>
    <dc:date>2019-04-10T21:44:24.622416415</dc:date>
    <meta:editing-duration>PT2M25S</meta:editing-duration>
    <meta:editing-cycles>1</meta:editing-cycles>
    <meta:document-statistic meta:object-count="4"/>
    <meta:generator>LibreOffice/6.0.7.3$Linux_X86_64 LibreOffice_project/00m0$Build-3</meta:generator>
  </office:meta>
</office:document-meta>
</file>